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6527506168594860566" text:style-name="L1">
        <text:list-item>
          <text:list>
            <text:list-header>
              <text:p text:style-name="P28"><text:s text:c="6"/></text:p>
            </text:list-header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6T15:36:53.88</dc:date>
    <dc:creator>James Lombardi</dc:creator>
    <meta:editing-duration>P1DT4H33M57S</meta:editing-duration>
    <meta:editing-cycles>217</meta:editing-cycles>
    <meta:document-statistic meta:table-count="0" meta:image-count="0" meta:object-count="0" meta:page-count="10" meta:paragraph-count="232" meta:word-count="2982" meta:character-count="14518"/>
  </office:meta>
</office:document-meta>
</file>